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130.28mm"/>
    </style:style>
    <style:style style:name="co10" style:family="table-column">
      <style:table-column-properties fo:break-before="auto" style:column-width="275.29mm"/>
    </style:style>
    <style:style style:name="co11" style:family="table-column">
      <style:table-column-properties fo:break-before="auto" style:column-width="163.09mm"/>
    </style:style>
    <style:style style:name="co12" style:family="table-column">
      <style:table-column-properties fo:break-before="auto" style:column-width="12.49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23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3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99ff" fo:wrap-option="no-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>
      <style:table-cell-properties fo:background-color="#fff200" fo:wrap-option="no-wrap"/>
    </style:style>
    <style:style style:name="ce1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In « ALL » tab, set score as wished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ystem 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" office:value-type="string" calcext:value-type="string">
            <text:p>Good2600 </text:p>
          </table:table-cell>
          <table:table-cell table:style-name="ce2" office:value-type="string" calcext:value-type="string">
            <text:p>Atari 2600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" office:value-type="string" calcext:value-type="string">
            <text:p>Good5200 </text:p>
          </table:table-cell>
          <table:table-cell table:style-name="ce2" office:value-type="string" calcext:value-type="string">
            <text:p>Atari 5200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" office:value-type="string" calcext:value-type="string">
            <text:p>Good7800 </text:p>
          </table:table-cell>
          <table:table-cell table:style-name="ce2" office:value-type="string" calcext:value-type="string">
            <text:p>Atari 7800 </text:p>
          </table:table-cell>
          <table:table-cell table:style-name="ce2" office:value-type="string" calcext:value-type="string">
            <text:p>3.28 </text:p>
          </table:table-cell>
          <table:table-cell table:style-name="ce2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" office:value-type="string" calcext:value-type="string">
            <text:p>GoodChaF </text:p>
          </table:table-cell>
          <table:table-cell table:style-name="ce2" office:value-type="string" calcext:value-type="string">
            <text:p>Fairchild/Luxor/Zircon/SABA Fairchild Channel F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" office:value-type="string" calcext:value-type="string">
            <text:p>GoodCoCo </text:p>
          </table:table-cell>
          <table:table-cell table:style-name="ce2" office:value-type="string" calcext:value-type="string">
            <text:p>Tandy Color Compute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" office:value-type="string" calcext:value-type="string">
            <text:p>GoodCol </text:p>
          </table:table-cell>
          <table:table-cell table:style-name="ce2" office:value-type="string" calcext:value-type="string">
            <text:p>ColecoVision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" office:value-type="string" calcext:value-type="string">
            <text:p>GoodCPC </text:p>
          </table:table-cell>
          <table:table-cell table:style-name="ce2" office:value-type="string" calcext:value-type="string">
            <text:p>Amstrad CPC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" office:value-type="string" calcext:value-type="string">
            <text:p>GoodGB64 </text:p>
          </table:table-cell>
          <table:table-cell table:style-name="ce2" office:value-type="string" calcext:value-type="string">
            <text:p>Commodore 64 </text:p>
          </table:table-cell>
          <table:table-cell table:style-name="ce2" office:value-type="string" calcext:value-type="string">
            <text:p>3.00 </text:p>
          </table:table-cell>
          <table:table-cell table:style-name="ce2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" office:value-type="string" calcext:value-type="string">
            <text:p>GoodGBA </text:p>
          </table:table-cell>
          <table:table-cell table:style-name="ce2" office:value-type="string" calcext:value-type="string">
            <text:p>Nintendo Game Boy Advance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" office:value-type="string" calcext:value-type="string">
            <text:p>GoodGBx </text:p>
          </table:table-cell>
          <table:table-cell table:style-name="ce2" office:value-type="string" calcext:value-type="string">
            <text:p>Nintendo Game Boy/Game Boy Color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" office:value-type="string" calcext:value-type="string">
            <text:p>GoodGCOM </text:p>
          </table:table-cell>
          <table:table-cell table:style-name="ce2" office:value-type="string" calcext:value-type="string">
            <text:p>Tiger Game.com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GoodGen </text:p>
          </table:table-cell>
          <table:table-cell table:style-name="ce2" office:value-type="string" calcext:value-type="string">
            <text:p>Sega Mega Drive/Genesis/32X </text:p>
          </table:table-cell>
          <table:table-cell table:style-name="ce2" office:value-type="string" calcext:value-type="string">
            <text:p>3.21 </text:p>
          </table:table-cell>
          <table:table-cell table:style-name="ce2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" office:value-type="string" calcext:value-type="string">
            <text:p>GoodGG </text:p>
          </table:table-cell>
          <table:table-cell table:style-name="ce2" office:value-type="string" calcext:value-type="string">
            <text:p>Sega Game Gear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" office:value-type="string" calcext:value-type="string">
            <text:p>GoodINTV </text:p>
          </table:table-cell>
          <table:table-cell table:style-name="ce2" office:value-type="string" calcext:value-type="string">
            <text:p>Mattel Intellivision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" office:value-type="string" calcext:value-type="string">
            <text:p>GoodJag </text:p>
          </table:table-cell>
          <table:table-cell table:style-name="ce2" office:value-type="string" calcext:value-type="string">
            <text:p>Atari Jaguar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" office:value-type="string" calcext:value-type="string">
            <text:p>GoodLynx </text:p>
          </table:table-cell>
          <table:table-cell table:style-name="ce2" office:value-type="string" calcext:value-type="string">
            <text:p>Atari Lynx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GoodMO5 </text:p>
          </table:table-cell>
          <table:table-cell table:style-name="ce2" office:value-type="string" calcext:value-type="string">
            <text:p>Thomson MO5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1 </text:p>
          </table:table-cell>
          <table:table-cell table:style-name="ce2" office:value-type="string" calcext:value-type="string">
            <text:p>Microsoft MSX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2 </text:p>
          </table:table-cell>
          <table:table-cell table:style-name="ce2" office:value-type="string" calcext:value-type="string">
            <text:p>Microsoft MSX2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" office:value-type="string" calcext:value-type="string">
            <text:p>GoodMTX </text:p>
          </table:table-cell>
          <table:table-cell table:style-name="ce2" office:value-type="string" calcext:value-type="string">
            <text:p>Memotech MTX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" office:value-type="string" calcext:value-type="string">
            <text:p>GoodN64 </text:p>
          </table:table-cell>
          <table:table-cell table:style-name="ce2" office:value-type="string" calcext:value-type="string">
            <text:p>Nintendo 64/Nintendo 64DD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" office:value-type="string" calcext:value-type="string">
            <text:p>GoodNES </text:p>
          </table:table-cell>
          <table:table-cell table:style-name="ce2" office:value-type="string" calcext:value-type="string">
            <text:p>Nintendo Entertainment System/Famicom </text:p>
          </table:table-cell>
          <table:table-cell table:style-name="ce2" office:value-type="string" calcext:value-type="string">
            <text:p>3.23b </text:p>
          </table:table-cell>
          <table:table-cell table:style-name="ce2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" office:value-type="string" calcext:value-type="string">
            <text:p>GoodNGPx </text:p>
          </table:table-cell>
          <table:table-cell table:style-name="ce2" office:value-type="string" calcext:value-type="string">
            <text:p>SNK Neo Geo Pocket/Neo Geo Pocket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" office:value-type="string" calcext:value-type="string">
            <text:p>GoodOric </text:p>
          </table:table-cell>
          <table:table-cell table:style-name="ce2" office:value-type="string" calcext:value-type="string">
            <text:p>Oric/Atmos/Telestrat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" office:value-type="string" calcext:value-type="string">
            <text:p>GoodPCE </text:p>
          </table:table-cell>
          <table:table-cell table:style-name="ce2" office:value-type="string" calcext:value-type="string">
            <text:p>NEC TurboGrafx-16/PC Engine </text:p>
          </table:table-cell>
          <table:table-cell table:style-name="ce2" office:value-type="string" calcext:value-type="string">
            <text:p>1.09a </text:p>
          </table:table-cell>
          <table:table-cell table:style-name="ce2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" office:value-type="string" calcext:value-type="string">
            <text:p>GoodPico </text:p>
          </table:table-cell>
          <table:table-cell table:style-name="ce2" office:value-type="string" calcext:value-type="string">
            <text:p>Sega Pico </text:p>
          </table:table-cell>
          <table:table-cell table:style-name="ce2" office:value-type="string" calcext:value-type="string">
            <text:p>3.15 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" office:value-type="string" calcext:value-type="string">
            <text:p>GoodPSID </text:p>
          </table:table-cell>
          <table:table-cell table:style-name="ce2" office:value-type="string" calcext:value-type="string">
            <text:p>Commodore 64 PSID music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" office:value-type="string" calcext:value-type="string">
            <text:p>GoodSAMC </text:p>
          </table:table-cell>
          <table:table-cell table:style-name="ce2" office:value-type="string" calcext:value-type="string">
            <text:p>Miles Gordon Technology SAM Coupé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" office:value-type="string" calcext:value-type="string">
            <text:p>GoodSMS </text:p>
          </table:table-cell>
          <table:table-cell table:style-name="ce2" office:value-type="string" calcext:value-type="string">
            <text:p>Master System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" office:value-type="string" calcext:value-type="string">
            <text:p>GoodSNES </text:p>
          </table:table-cell>
          <table:table-cell table:style-name="ce2" office:value-type="string" calcext:value-type="string">
            <text:p>Super Nintendo Entertainment System/Super Famicom/Satellaview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" office:value-type="string" calcext:value-type="string">
            <text:p>GoodSPC </text:p>
          </table:table-cell>
          <table:table-cell table:style-name="ce2" office:value-type="string" calcext:value-type="string">
            <text:p>Super Nintendo Entertainment System (SPC music)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" office:value-type="string" calcext:value-type="string">
            <text:p>GoodSV </text:p>
          </table:table-cell>
          <table:table-cell table:style-name="ce2" office:value-type="string" calcext:value-type="string">
            <text:p>Watara Supervision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" office:value-type="string" calcext:value-type="string">
            <text:p>GoodVBoy </text:p>
          </table:table-cell>
          <table:table-cell table:style-name="ce2" office:value-type="string" calcext:value-type="string">
            <text:p>Nintendo Virtual Boy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" office:value-type="string" calcext:value-type="string">
            <text:p>GoodVect </text:p>
          </table:table-cell>
          <table:table-cell table:style-name="ce2" office:value-type="string" calcext:value-type="string">
            <text:p>Vectrex </text:p>
          </table:table-cell>
          <table:table-cell table:style-name="ce2" office:value-type="string" calcext:value-type="string">
            <text:p>1.06 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" office:value-type="string" calcext:value-type="string">
            <text:p>GoodWSx </text:p>
          </table:table-cell>
          <table:table-cell table:style-name="ce2" office:value-type="string" calcext:value-type="string">
            <text:p>Bandai WonderSwan/WonderSwan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4"/>
        <table:table-column table:style-name="co11" table:default-cell-style-name="Default"/>
        <table:table-row table:style-name="ro1">
          <table:table-cell table:style-name="ce22" office:value-type="string" calcext:value-type="string">
            <text:p>Category</text:p>
          </table:table-cell>
          <table:table-cell table:style-name="ce44" office:value-type="string" calcext:value-type="string">
            <text:p>Code</text:p>
          </table:table-cell>
          <table:table-cell table:style-name="ce44" office:value-type="string" calcext:value-type="string">
            <text:p>Score</text:p>
          </table:table-cell>
          <table:table-cell table:style-name="ce44" office:value-type="string" calcext:value-type="string">
            <text:p>Description</text:p>
          </table:table-cell>
          <table:table-cell table:style-name="ce62" office:value-type="string" calcext:value-type="string">
            <text:p>Meaning of code </text:p>
          </table:table-cell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4" office:value-type="string" calcext:value-type="string">
            <text:p>(-)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</text:p>
          </table:table-cell>
          <table:table-cell table:style-name="ce12" office:value-type="string" calcext:value-type="string">
            <text:p>Unknown country [from segaretro]</text:p>
          </table:table-cell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-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Reader ROM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5" office:value-type="string" calcext:value-type="string">
            <text:p>[!] 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Verified good dump</text:p>
          </table:table-cell>
          <table:table-cell table:style-name="ce12" office:value-type="string" calcext:value-type="string">
            <text:p>Verified good dump (no hacks nor modifications)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!p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ending dump.</text:p>
          </table:table-cell>
          <table:table-cell table:style-name="ce12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##-in-1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Pirate multicart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k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kilobits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MBit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megabits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+ ## NES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1) 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19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0th Centur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1" office:value-type="string" calcext:value-type="string">
            <text:p>(20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1st Centur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12" office:value-type="string" calcext:value-type="string">
            <text:p>(32X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4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5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TSC (GoodGen 0.999.7 onl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8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PAL (GoodGen 0.999.7 onl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" office:value-type="string" calcext:value-type="string">
            <text:p>(A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" office:value-type="string" calcext:value-type="string">
            <text:p>(A)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ustralia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6" office:value-type="string" calcext:value-type="string">
            <text:p><text:span text:style-name="T3">[a || a#</text:span>]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lternative version</text:p>
          </table:table-cell>
          <table:table-cell table:style-name="ce12" office:value-type="string" calcext:value-type="string">
            <text:p>Alternative version. Many games have been re-released to fix bugs or to eliminate Game Genie codes. 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12" office:value-type="string" calcext:value-type="string">
            <text:p>(Adam)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DAM version (GoodCol only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Aladdin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4" office:value-type="string" calcext:value-type="string">
            <text:p>(Alpha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Alpha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12" office:value-type="string" calcext:value-type="string">
            <text:p>(Alt Music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" office:value-type="string" calcext:value-type="string">
            <text:p>(As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Asia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Atmos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tmos ROM (GoodOric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Japan for newer Mega Drive games</text:p>
          </table:table-cell>
          <table:table-cell table:style-name="ce12" office:value-type="string" calcext:value-type="string">
            <text:p>Non-USA (GoodGen v0.999.7 only) [segaretro : Japan for newer Mega Drive games]</text:p>
          </table:table-cell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Brazil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6" office:value-type="string" calcext:value-type="string">
            <text:p>[b] </text:p>
          </table:table-cell>
          <table:table-cell table:style-name="ce36" office:value-type="float" office:value="-10000" calcext:value-type="float">
            <text:p>-10000</text:p>
          </table:table-cell>
          <table:table-cell table:style-name="ce36" office:value-type="string" calcext:value-type="string">
            <text:p>Bad dump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-WIP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-WIP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[BF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BIOS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Copy of console's BIOS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BS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Broadcast Satellite (Satellaview) ROM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Bung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OM from a Bung cartridge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8" office:value-type="string" calcext:value-type="string">
            <text:p>(C) 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Canada [segaretro : China]</text:p>
          </table:table-cell>
          <table:table-cell table:style-name="ce63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[C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Game Boy Color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Known bad checksum but good dump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Cart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artridge format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(Ch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China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Simpl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simple Chinese game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Tra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traditional Chinese gam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eco on 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ogn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Compilation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ROM is a dump of a compilation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D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etherlands (Dutch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(Debug Versio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Debug Version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Dr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6" office:value-type="string" calcext:value-type="string">
            <text:p>(E)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Europe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E-GC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ES ROM ripped from European GameCub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a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Advance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Book Reader Advance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orld for newer Mega Drive games; France for all else. Equivalent to (JUE) or (W)</text:p>
          </table:table-cell>
          <table:table-cell table:style-name="ce12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France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5" office:value-type="string" calcext:value-type="string">
            <text:p><text:span text:style-name="T3">[f || f#</text:span>] 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Fixed dump</text:p>
          </table:table-cell>
          <table:table-cell table:style-name="ce12" office:value-type="string" calcext:value-type="string">
            <text:p><text:span text:style-name="T3">Fixed dump. </text:span>Altered to run better on a flashcart or an emulator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[f_?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4 patched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[f125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5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[f126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6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f1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, only cart name is changed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FC)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French Canadian</text:p>
          </table:table-cell>
          <table:table-cell table:style-name="ce12" office:value-type="string" calcext:value-type="string">
            <text:p>French Canadian [from segaretro]</text:p>
          </table:table-cell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C2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FC2GBA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FDS Hack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FN)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Finland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o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G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Germany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GBA E-reader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e-Reader card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AGI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S Play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music ROM </text:p>
          </table:table-cell>
          <table:table-cell table:style-name="ce12"/>
          <table:table-cell table:style-name="ce41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2" office:value-type="string" calcext:value-type="string">
            <text:p>(GC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GameCube rip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2" office:value-type="string" calcext:value-type="string">
            <text:p>(GCN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GameCube rip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2" office:value-type="string" calcext:value-type="string">
            <text:p>(GG2SMS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aster System mode (GoodGG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dBoo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GoodBook converte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m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<text:span text:style-name="T3">(Gr || GR</text:span>)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Greece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<text:span text:style-name="T3">[h || h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ROM.</text:p>
          </table:table-cell>
          <table:table-cell table:style-name="ce12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+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.</text:p>
          </table:table-cell>
          <table:table-cell table:style-name="ce12" office:value-type="string" calcext:value-type="string">
            <text:p>Hacked internal cartridge information. Further identifies a hack as a cartname hack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Hack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ROM hack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2" office:value-type="string" calcext:value-type="string">
            <text:p>[hFFE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opied from Far East Copiers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I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5" office:value-type="string" calcext:value-type="string">
            <text:p>[hIR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removed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35" office:value-type="string" calcext:value-type="string">
            <text:p>[hIR00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[hIRff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HK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Hong Kong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[hMx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to run on mapper xx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I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taly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IQue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J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Japa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J-Cart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J-GC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ES ROM ripped from Japanese GameCube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 / Europe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K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Korea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KC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Konami classic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Kiosk Demo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[M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ono-color game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7" office:value-type="string" calcext:value-type="string">
            <text:p>(M#) 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Mapper ##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apper numbe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MB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boot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MB2GBA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12" office:value-type="string" calcext:value-type="string">
            <text:p>(MD Bundle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Menu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cart menu, unselectable options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7" office:value-type="string" calcext:value-type="string">
            <text:p>(Mn)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MP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N64DD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64DD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D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intendo DS slot-2 cartridge dump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ES Conversi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(NG-Dump Know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No good dump has been found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<text:span text:style-name="T3">(Nl || NL</text:span>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etherlands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No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orway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2" office:value-type="string" calcext:value-type="string">
            <text:p>(NP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Power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" office:value-type="string" calcext:value-type="string">
            <text:p>(NSS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rcade SNES ROM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9" office:value-type="string" calcext:value-type="string">
            <text:p>(NTSC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merican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<text:span text:style-name="T3">[o || o#</text:span>]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Overdumped ROM.</text:p>
          </table:table-cell>
          <table:table-cell table:style-name="ce12" office:value-type="string" calcext:value-type="string">
            <text:p>Overdumped ROM. This extra data is useless and doesn't affect the game at all; it just makes the ROM bigger. </text:p>
          </table:table-cell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ol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Old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<text:span text:style-name="T3">[p || p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d version</text:p>
          </table:table-cell>
          <table:table-cell table:style-name="ce12" office:value-type="string" calcext:value-type="string">
            <text:p>Pirated version. Usually the copyright messages and company names are corrupted/removed.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PAL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uropea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" office:value-type="string" calcext:value-type="string">
            <text:p>(PC10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layChoice-10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CE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PD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icture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PictureBoy converte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goshell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Program for Pogoshell tool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Pre-Releas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e-release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" office:value-type="string" calcext:value-type="string">
            <text:p>(PRG0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rogram revision 0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(PRG1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rogram revision 1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5" office:value-type="string" calcext:value-type="string">
            <text:p>(Prototyp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ototype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R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Russia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[R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SID format (GoodPSID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9" office:value-type="string" calcext:value-type="string">
            <text:p>[R-###]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anguag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Read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ReadBoy converter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REV#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Revision number (00 is earliest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(REVSC02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onic Compilation version of Sonic 2</text:p>
          </table:table-cell>
          <table:table-cell table:style-name="ce12" office:value-type="string" calcext:value-type="string">
            <text:p><text:span text:style-name="T5">Sonic Compilation version of Sonic 2 [segaretro : Revision ripped from </text:span><text:span text:style-name="T5"><text:a xlink:href="https://segaretro.org/Sonic_Compilation" xlink:type="simple">Sonic Compilation</text:a></text:span><text:span text:style-name="T5"> (only </text:span><text:span text:style-name="T5"><text:a xlink:href="https://segaretro.org/Sonic_the_Hedgehog_2" xlink:type="simple">Sonic the Hedgehog 2</text:a></text:span><text:span text:style-name="T5"> is in GoodGen)]</text:span></text:p>
          </table:table-cell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12" office:value-type="string" calcext:value-type="string">
            <text:p>(REVXB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onic the Hedgehog Japanese version 2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S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pai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[S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uper Game Boy version </text:p>
          </table:table-cell>
          <table:table-cell table:style-name="ce12"/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s##e#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(Sachen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Unlicensed game by Sache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(Save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hanges the save routine. Instead of EEPROM16 the patched save is SRAM.</text:p>
          </table:table-cell>
          <table:table-cell table:style-name="ce1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" office:value-type="string" calcext:value-type="string">
            <text:p>(Save-PAL)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ave-PAL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2" office:value-type="string" calcext:value-type="string">
            <text:p>(SC-3000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C-3000 cartridge (GoodSMS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2" office:value-type="string" calcext:value-type="string">
            <text:p>(SF-7000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F-7000 cartridge (GoodSMS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2" office:value-type="string" calcext:value-type="string">
            <text:p>(SG-1000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G-1000 cartridge (GoodSMS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SMB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specified Super Mario Bros. hack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12" office:value-type="string" calcext:value-type="string">
            <text:p>(SN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ega-Net game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S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zzy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(ST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ufami Turbo ROM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" office:value-type="string" calcext:value-type="string">
            <text:p>(Sw) 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Swede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wan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0" office:value-type="string" calcext:value-type="string">
            <text:p><text:span text:style-name="T3">[t || t#</text:span>]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Trained version</text:p>
          </table:table-cell>
          <table:table-cell table:style-name="ce12" office:value-type="string" calcext:value-type="string">
            <text:p>Trained version. It allows the player to access cheats from a menu or in-game. </text:p>
          </table:table-cell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[T-###] </text:p>
          </table:table-cell>
          <table:table-cell table:style-name="ce29" office:value-type="float" office:value="-50" calcext:value-type="float">
            <text:p>-50</text:p>
          </table:table-cell>
          <table:table-cell table:style-name="ce29" office:value-type="string" calcext:value-type="string">
            <text:p>Obsolete translation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[T+###] 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ost recent translation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(Telestrat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elestrat ROM (GoodOric only)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TextRead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TextReader converter </text:p>
          </table:table-cell>
          <table:table-cell table:style-name="ce12"/>
          <table:table-cell table:style-name="ce3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8" office:value-type="string" calcext:value-type="string">
            <text:p>(U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States 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[U]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Universal NES image file format </text:p>
          </table:table-cell>
          <table:table-cell table:style-name="ce12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USA / Europe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UK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Kingdom </text:p>
          </table:table-cell>
          <table:table-cell table:style-name="ce12"/>
          <table:table-cell table:style-name="ce3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Unk)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 </text:p>
          </table:table-cell>
          <table:table-cell table:style-name="ce12"/>
          <table:table-cell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" office:value-type="string" calcext:value-type="string">
            <text:p>(Unl) </text:p>
          </table:table-cell>
          <table:table-cell table:style-name="ce12" office:value-type="float" office:value="-50" calcext:value-type="float">
            <text:p>-50</text:p>
          </table:table-cell>
          <table:table-cell table:style-name="ce2" office:value-type="string" calcext:value-type="string">
            <text:p>Unlicensed </text:p>
          </table:table-cell>
          <table:table-cell table:style-name="ce12"/>
          <table:table-cell table:style-name="ce42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v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Advance video </text:p>
          </table:table-cell>
          <table:table-cell table:style-name="ce12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<text:span text:style-name="T3">(V#.#</text:span>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ce12"/>
          <table:table-cell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VGB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ce12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(Vol 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Official multicart </text:p>
          </table:table-cell>
          <table:table-cell table:style-name="ce12"/>
          <table:table-cell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(VS) 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Versus version </text:p>
          </table:table-cell>
          <table:table-cell table:style-name="ce12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(W) 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World</text:p>
          </table:table-cell>
          <table:table-cell table:style-name="ce12" office:value-type="string" calcext:value-type="string">
            <text:p><text:span text:style-name="T6">World [segaretro : </text:span><text:span text:style-name="T7">(JU), (UE), (JUE) - Combination of the above / (W) - World (same as (JUE))]</text:span></text:p>
          </table:table-cell>
          <table:table-cell table:style-name="ce3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2" office:value-type="string" calcext:value-type="string">
            <text:p>(Z64-Save)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Z64-Save</text:p>
          </table:table-cell>
          <table:table-cell table:style-name="ce12"/>
          <table:table-cell table:style-name="ce3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ZZZ_UN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Unclassified ROM </text:p>
          </table:table-cell>
          <table:table-cell table:style-name="ce12"/>
          <table:table-cell table:style-name="ce3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" table:default-cell-style-name="Default"/>
        <table:table-column table:style-name="co12" table:default-cell-style-name="ce3"/>
        <table:table-column table:style-name="co13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2" office:value-type="string" calcext:value-type="string">
            <text:p>Bra </text:p>
          </table:table-cell>
          <table:table-cell table:style-name="ce2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Chi </text:p>
          </table:table-cell>
          <table:table-cell table:style-name="ce2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2" office:value-type="string" calcext:value-type="string">
            <text:p>Eng </text:p>
          </table:table-cell>
          <table:table-cell table:style-name="ce2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2" office:value-type="string" calcext:value-type="string">
            <text:p>Dut </text:p>
          </table:table-cell>
          <table:table-cell table:style-name="ce2" office:value-type="string" calcext:value-type="string">
            <text:p>Dutch </text:p>
          </table:table-cell>
        </table:table-row>
        <table:table-row table:style-name="ro1">
          <table:table-cell/>
          <table:table-cell table:style-name="ce2" office:value-type="string" calcext:value-type="string">
            <text:p>Fin </text:p>
          </table:table-cell>
          <table:table-cell table:style-name="ce2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2" office:value-type="string" calcext:value-type="string">
            <text:p>Fre </text:p>
          </table:table-cell>
          <table:table-cell table:style-name="ce2" office:value-type="string" calcext:value-type="string">
            <text:p>French </text:p>
          </table:table-cell>
        </table:table-row>
        <table:table-row table:style-name="ro1">
          <table:table-cell/>
          <table:table-cell table:style-name="ce2" office:value-type="string" calcext:value-type="string">
            <text:p>Ger </text:p>
          </table:table-cell>
          <table:table-cell table:style-name="ce2" office:value-type="string" calcext:value-type="string">
            <text:p>German </text:p>
          </table:table-cell>
        </table:table-row>
        <table:table-row table:style-name="ro1">
          <table:table-cell/>
          <table:table-cell table:style-name="ce2" office:value-type="string" calcext:value-type="string">
            <text:p>Gre </text:p>
          </table:table-cell>
          <table:table-cell table:style-name="ce2" office:value-type="string" calcext:value-type="string">
            <text:p>Greek </text:p>
          </table:table-cell>
        </table:table-row>
        <table:table-row table:style-name="ro1">
          <table:table-cell/>
          <table:table-cell table:style-name="ce2" office:value-type="string" calcext:value-type="string">
            <text:p>Ita </text:p>
          </table:table-cell>
          <table:table-cell table:style-name="ce2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2" office:value-type="string" calcext:value-type="string">
            <text:p>Jap </text:p>
          </table:table-cell>
          <table:table-cell table:style-name="ce2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2" office:value-type="string" calcext:value-type="string">
            <text:p>Kor </text:p>
          </table:table-cell>
          <table:table-cell table:style-name="ce2" office:value-type="string" calcext:value-type="string">
            <text:p>Korean </text:p>
          </table:table-cell>
        </table:table-row>
        <table:table-row table:style-name="ro1">
          <table:table-cell/>
          <table:table-cell table:style-name="ce2" office:value-type="string" calcext:value-type="string">
            <text:p>Nor </text:p>
          </table:table-cell>
          <table:table-cell table:style-name="ce2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2" office:value-type="string" calcext:value-type="string">
            <text:p>Pol </text:p>
          </table:table-cell>
          <table:table-cell table:style-name="ce2" office:value-type="string" calcext:value-type="string">
            <text:p>Polish </text:p>
          </table:table-cell>
        </table:table-row>
        <table:table-row table:style-name="ro1">
          <table:table-cell/>
          <table:table-cell table:style-name="ce2" office:value-type="string" calcext:value-type="string">
            <text:p>Por </text:p>
          </table:table-cell>
          <table:table-cell table:style-name="ce2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Rus </text:p>
          </table:table-cell>
          <table:table-cell table:style-name="ce2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2" office:value-type="string" calcext:value-type="string">
            <text:p>Ser </text:p>
          </table:table-cell>
          <table:table-cell table:style-name="ce2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2" office:value-type="string" calcext:value-type="string">
            <text:p>Spa </text:p>
          </table:table-cell>
          <table:table-cell table:style-name="ce2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2" office:value-type="string" calcext:value-type="string">
            <text:p>Swe </text:p>
          </table:table-cell>
          <table:table-cell table:style-name="ce2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3"/>
        <table:table-column table:style-name="co7" table:default-cell-style-name="ce3"/>
        <table:table-column table:style-name="co14" table:default-cell-style-name="ce69"/>
        <table:table-column table:style-name="co15" table:default-cell-style-name="ce3"/>
        <table:table-column table:style-name="co16" table:default-cell-style-name="ce69"/>
        <table:table-column table:style-name="co1" table:number-columns-repeated="1018" table:default-cell-style-name="ce3"/>
        <table:table-row table:style-name="ro1">
          <table:table-cell/>
          <table:table-cell table:style-name="ce1" office:value-type="string" calcext:value-type="string">
            <text:p>Good code </text:p>
          </table:table-cell>
          <table:table-cell table:style-name="ce1" office:value-type="string" calcext:value-type="string">
            <text:p>Meaning of code </text:p>
          </table:table-cell>
          <table:table-cell table:style-name="ce5" office:value-type="string" calcext:value-type="string">
            <text:p>Explanation </text:p>
          </table:table-cell>
          <table:table-cell table:style-name="ce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!] </text:p>
          </table:table-cell>
          <table:table-cell table:style-name="ce2" office:value-type="string" calcext:value-type="string">
            <text:p>Verified good dump </text:p>
          </table:table-cell>
          <table:table-cell table:style-name="ce6" office:value-type="string" calcext:value-type="string">
            <text:p>The ROM is an exact copy of the original game; it has not had any hacks or modifications. </text:p>
          </table:table-cell>
          <table:table-cell table:style-name="ce2"/>
          <table:table-cell table:style-name="ce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a] </text:p>
          </table:table-cell>
          <table:table-cell table:style-name="ce2" office:value-type="string" calcext:value-type="string">
            <text:p>Alternative version </text:p>
          </table:table-cell>
          <table:table-cell table:style-name="ce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4" office:value-type="string" calcext:value-type="string">
            <text:p>[aX]</text:p>
          </table:table-cell>
          <table:table-cell table:style-name="ce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b] </text:p>
          </table:table-cell>
          <table:table-cell table:style-name="ce2" office:value-type="string" calcext:value-type="string">
            <text:p>Bad dump </text:p>
          </table:table-cell>
          <table:table-cell table:style-name="ce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4" office:value-type="string" calcext:value-type="string">
            <text:p>[bX]</text:p>
          </table:table-cell>
          <table:table-cell table:style-name="ce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f] </text:p>
          </table:table-cell>
          <table:table-cell table:style-name="ce2" office:value-type="string" calcext:value-type="string">
            <text:p>Fixed dump </text:p>
          </table:table-cell>
          <table:table-cell table:style-name="ce6" office:value-type="string" calcext:value-type="string">
            <text:p>A fixed dump is a ROM that has been altered to run better on a flashcart or an emulator. </text:p>
          </table:table-cell>
          <table:table-cell table:style-name="ce4" office:value-type="string" calcext:value-type="string">
            <text:p>[fX]</text:p>
          </table:table-cell>
          <table:table-cell table:style-name="ce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h] </text:p>
          </table:table-cell>
          <table:table-cell table:style-name="ce2" office:value-type="string" calcext:value-type="string">
            <text:p>Hacked ROM </text:p>
          </table:table-cell>
          <table:table-cell table:style-name="ce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4" office:value-type="string" calcext:value-type="string">
            <text:p>[hX]</text:p>
          </table:table-cell>
          <table:table-cell table:style-name="ce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h1C]</text:p>
          </table:table-cell>
          <table:table-cell table:style-name="ce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o] </text:p>
          </table:table-cell>
          <table:table-cell table:style-name="ce2" office:value-type="string" calcext:value-type="string">
            <text:p>Overdumped ROM </text:p>
          </table:table-cell>
          <table:table-cell table:style-name="ce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4" office:value-type="string" calcext:value-type="string">
            <text:p>[oX]</text:p>
          </table:table-cell>
          <table:table-cell table:style-name="ce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p] </text:p>
          </table:table-cell>
          <table:table-cell table:style-name="ce2" office:value-type="string" calcext:value-type="string">
            <text:p>Pirated version </text:p>
          </table:table-cell>
          <table:table-cell table:style-name="ce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4" office:value-type="string" calcext:value-type="string">
            <text:p>[pX]</text:p>
          </table:table-cell>
          <table:table-cell table:style-name="ce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t] </text:p>
          </table:table-cell>
          <table:table-cell table:style-name="ce2" office:value-type="string" calcext:value-type="string">
            <text:p>Trained version </text:p>
          </table:table-cell>
          <table:table-cell table:style-name="ce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4" office:value-type="string" calcext:value-type="string">
            <text:p>[tX]</text:p>
          </table:table-cell>
          <table:table-cell table:style-name="ce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[!p] </text:p>
          </table:table-cell>
          <table:table-cell table:style-name="ce2" office:value-type="string" calcext:value-type="string">
            <text:p>Pending dump </text:p>
          </table:table-cell>
          <table:table-cell table:style-name="ce6" office:value-type="string" calcext:value-type="string">
            <text:p>This is the closest dump to the original game to date, but the proper ROM is still waiting to be dumped. 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[T+XXX]</text:p>
          </table:table-cell>
          <table:table-cell table:style-name="ce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T-XXX]</text:p>
          </table:table-cell>
          <table:table-cell table:style-name="ce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1019" table:default-cell-style-name="ce3"/>
        <table:table-row table:style-name="ro1">
          <table:table-cell/>
          <table:table-cell table:style-name="ce1" office:value-type="string" calcext:value-type="string">
            <text:p>Country code </text:p>
          </table:table-cell>
          <table:table-cell table:style-name="ce1" office:value-type="string" calcext:value-type="string">
            <text:p>Country </text:p>
          </table:table-cell>
          <table:table-cell table:style-name="ce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A) </text:p>
          </table:table-cell>
          <table:table-cell table:style-name="ce2" office:value-type="string" calcext:value-type="string">
            <text:p>Australia 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As) </text:p>
          </table:table-cell>
          <table:table-cell table:style-name="ce2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Brazil </text:p>
          </table:table-cell>
          <table:table-cell table:style-name="ce4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) </text:p>
          </table:table-cell>
          <table:table-cell table:style-name="ce2" office:value-type="string" calcext:value-type="string">
            <text:p>Canada </text:p>
          </table:table-cell>
          <table:table-cell table:style-name="ce4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h) </text:p>
          </table:table-cell>
          <table:table-cell table:style-name="ce2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D) </text:p>
          </table:table-cell>
          <table:table-cell table:style-name="ce2" office:value-type="string" calcext:value-type="string">
            <text:p>Netherlands (Dutch) </text:p>
          </table:table-cell>
          <table:table-cell table:style-name="ce2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E) </text:p>
          </table:table-cell>
          <table:table-cell table:style-name="ce2" office:value-type="string" calcext:value-type="string">
            <text:p>Europe </text:p>
          </table:table-cell>
          <table:table-cell table:style-name="ce2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France </text:p>
          </table:table-cell>
          <table:table-cell table:style-name="ce4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FC)</text:p>
          </table:table-cell>
          <table:table-cell table:style-name="ce2"/>
          <table:table-cell table:style-name="ce4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N)</text:p>
          </table:table-cell>
          <table:table-cell table:style-name="ce2"/>
          <table:table-cell table:style-name="ce2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) 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r) 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Greece</text:p>
          </table:table-cell>
          <table:table-cell table:style-name="ce4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HK) </text:p>
          </table:table-cell>
          <table:table-cell table:number-columns-repeated="2" table:style-name="ce2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I) </text:p>
          </table:table-cell>
          <table:table-cell table:number-columns-repeated="2" table:style-name="ce2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J) 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K) </text:p>
          </table:table-cell>
          <table:table-cell table:number-columns-repeated="2" table:style-name="ce2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Nl) 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Netherlands</text:p>
          </table:table-cell>
          <table:table-cell table:style-name="ce4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No) </text:p>
          </table:table-cell>
          <table:table-cell table:style-name="ce2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R) </text:p>
          </table:table-cell>
          <table:table-cell table:style-name="ce2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) </text:p>
          </table:table-cell>
          <table:table-cell table:style-name="ce2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w) 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) </text:p>
          </table:table-cell>
          <table:table-cell table:style-name="ce2" office:value-type="string" calcext:value-type="string">
            <text:p>United States </text:p>
          </table:table-cell>
          <table:table-cell table:style-name="ce2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K) </text:p>
          </table:table-cell>
          <table:table-cell table:style-name="ce2" office:value-type="string" calcext:value-type="string">
            <text:p>United Kingdom </text:p>
          </table:table-cell>
          <table:table-cell table:style-name="ce2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W) </text:p>
          </table:table-cell>
          <table:table-cell table:style-name="ce2" office:value-type="string" calcext:value-type="string">
            <text:p>World </text:p>
          </table:table-cell>
          <table:table-cell table:style-name="ce10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l) </text:p>
          </table:table-cell>
          <table:table-cell table:number-columns-repeated="2" table:style-name="ce2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PD) </text:p>
          </table:table-cell>
          <table:table-cell table:style-name="ce2" office:value-type="string" calcext:value-type="string">
            <text:p>Public domain, free software and freeware </text:p>
          </table:table-cell>
          <table:table-cell table:style-name="ce2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k) </text:p>
          </table:table-cell>
          <table:table-cell table:number-columns-repeated="2" table:style-name="ce2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-)</text:p>
          </table:table-cell>
          <table:table-cell/>
          <table:table-cell table:style-name="ce4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Mn)</text:p>
          </table:table-cell>
          <table:table-cell/>
          <table:table-cell table:style-name="ce4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3"/>
        <table:table-column table:style-name="co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" office:value-type="string" calcext:value-type="string">
            <text:p>(NG-Dump Known) </text:p>
          </table:table-cell>
          <table:table-cell table:style-name="ce2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" office:value-type="string" calcext:value-type="string">
            <text:p>(REVXX) </text:p>
          </table:table-cell>
          <table:table-cell table:style-name="ce2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VX.X) </text:p>
          </table:table-cell>
          <table:table-cell table:style-name="ce2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M#) </text:p>
          </table:table-cell>
          <table:table-cell table:style-name="ce2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" office:value-type="string" calcext:value-type="string">
            <text:p>[T+XXX] </text:p>
          </table:table-cell>
          <table:table-cell table:style-name="ce2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T-XXX] </text:p>
          </table:table-cell>
          <table:table-cell table:style-name="ce2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 ??-in-1 </text:p>
          </table:table-cell>
          <table:table-cell table:style-name="ce2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Vol #) </text:p>
          </table:table-cell>
          <table:table-cell table:style-name="ce2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GCN) </text:p>
          </table:table-cell>
          <table:table-cell table:style-name="ce2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" office:value-type="string" calcext:value-type="string">
            <text:p>[h#C] </text:p>
          </table:table-cell>
          <table:table-cell table:style-name="ce2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h#+#C] </text:p>
          </table:table-cell>
          <table:table-cell table:style-name="ce2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" office:value-type="string" calcext:value-type="string">
            <text:p>[hI] </text:p>
          </table:table-cell>
          <table:table-cell table:style-name="ce2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" office:value-type="string" calcext:value-type="string">
            <text:p>[hIR] </text:p>
          </table:table-cell>
          <table:table-cell table:style-name="ce2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" office:value-type="string" calcext:value-type="string">
            <text:p>[M] </text:p>
          </table:table-cell>
          <table:table-cell table:style-name="ce2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Alpha) </text:p>
          </table:table-cell>
          <table:table-cell table:style-name="ce2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Beta) </text:p>
          </table:table-cell>
          <table:table-cell table:style-name="ce2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ototype) </text:p>
          </table:table-cell>
          <table:table-cell table:style-name="ce2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e-Release) </text:p>
          </table:table-cell>
          <table:table-cell table:style-name="ce2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Kiosk Demo) </text:p>
          </table:table-cell>
          <table:table-cell table:style-name="ce2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" office:value-type="string" calcext:value-type="string">
            <text:p>(Hack) </text:p>
          </table:table-cell>
          <table:table-cell table:style-name="ce2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" office:value-type="string" calcext:value-type="string">
            <text:p>(Menu) </text:p>
          </table:table-cell>
          <table:table-cell table:style-name="ce2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" office:value-type="string" calcext:value-type="string">
            <text:p>ZZZ_UNK </text:p>
          </table:table-cell>
          <table:table-cell table:style-name="ce2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" office:value-type="string" calcext:value-type="string">
            <text:p>BIOS </text:p>
          </table:table-cell>
          <table:table-cell table:style-name="ce2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" office:value-type="string" calcext:value-type="string">
            <text:p>(N64DD) </text:p>
          </table:table-cell>
          <table:table-cell table:style-name="ce2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" office:value-type="string" calcext:value-type="string">
            <text:p>(##MBit) </text:p>
          </table:table-cell>
          <table:table-cell table:style-name="ce2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" office:value-type="string" calcext:value-type="string">
            <text:p>(##k) </text:p>
          </table:table-cell>
          <table:table-cell table:style-name="ce2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" office:value-type="string" calcext:value-type="string">
            <text:p>(19XX) </text:p>
          </table:table-cell>
          <table:table-cell table:style-name="ce2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20XX) </text:p>
          </table:table-cell>
          <table:table-cell table:style-name="ce2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Atmos) </text:p>
          </table:table-cell>
          <table:table-cell table:style-name="ce2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Telestrat) </text:p>
          </table:table-cell>
          <table:table-cell table:style-name="ce2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[R] </text:p>
          </table:table-cell>
          <table:table-cell table:style-name="ce2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old) </text:p>
          </table:table-cell>
          <table:table-cell table:style-name="ce2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[R-XXX] </text:p>
          </table:table-cell>
          <table:table-cell table:style-name="ce2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" office:value-type="string" calcext:value-type="string">
            <text:p>(SC-3000) </text:p>
          </table:table-cell>
          <table:table-cell table:style-name="ce2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G-1000) </text:p>
          </table:table-cell>
          <table:table-cell table:style-name="ce2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F-7000) </text:p>
          </table:table-cell>
          <table:table-cell table:style-name="ce2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GG2SMS) </text:p>
          </table:table-cell>
          <table:table-cell table:style-name="ce2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art) </text:p>
          </table:table-cell>
          <table:table-cell table:style-name="ce2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" office:value-type="string" calcext:value-type="string">
            <text:p>(Adam) </text:p>
          </table:table-cell>
          <table:table-cell table:style-name="ce2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ompilation) </text:p>
          </table:table-cell>
          <table:table-cell table:style-name="ce2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(Ch-Trad) </text:p>
          </table:table-cell>
          <table:table-cell table:style-name="ce2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Ch-Simple) </text:p>
          </table:table-cell>
          <table:table-cell table:style-name="ce2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[f1C] </text:p>
          </table:table-cell>
          <table:table-cell table:style-name="ce2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" office:value-type="string" calcext:value-type="string">
            <text:p>(PAL) </text:p>
          </table:table-cell>
          <table:table-cell table:style-name="ce2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" office:value-type="string" calcext:value-type="string">
            <text:p>(NTSC) </text:p>
          </table:table-cell>
          <table:table-cell table:style-name="ce2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3"/>
        <table:table-column table:style-name="co22" table:default-cell-style-name="ce3"/>
        <table:table-column table:style-name="co23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00] </text:p>
          </table:table-cell>
          <table:table-cell table:style-name="ce2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ff] </text:p>
          </table:table-cell>
          <table:table-cell table:style-name="ce2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_?] </text:p>
          </table:table-cell>
          <table:table-cell table:style-name="ce2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v] </text:p>
          </table:table-cell>
          <table:table-cell table:style-name="ce2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] </text:p>
          </table:table-cell>
          <table:table-cell table:style-name="ce2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a] </text:p>
          </table:table-cell>
          <table:table-cell table:style-name="ce2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b] </text:p>
          </table:table-cell>
          <table:table-cell table:style-name="ce2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5] </text:p>
          </table:table-cell>
          <table:table-cell table:style-name="ce2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6] </text:p>
          </table:table-cell>
          <table:table-cell table:style-name="ce2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IQue) 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eco on GBA </text:p>
          </table:table-cell>
          <table:table-cell table:style-name="ce2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ogne </text:p>
          </table:table-cell>
          <table:table-cell table:style-name="ce2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rSMS </text:p>
          </table:table-cell>
          <table:table-cell table:style-name="ce2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oN </text:p>
          </table:table-cell>
          <table:table-cell table:style-name="ce2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NES </text:p>
          </table:table-cell>
          <table:table-cell table:style-name="ce2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C2GBA </text:p>
          </table:table-cell>
          <table:table-cell table:style-name="ce2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mba </text:p>
          </table:table-cell>
          <table:table-cell table:style-name="ce2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BAGI </text:p>
          </table:table-cell>
          <table:table-cell table:style-name="ce2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wanadvance </text:p>
          </table:table-cell>
          <table:table-cell table:style-name="ce2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CEAdvance </text:p>
          </table:table-cell>
          <table:table-cell table:style-name="ce2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MS </text:p>
          </table:table-cell>
          <table:table-cell table:style-name="ce2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NES </text:p>
          </table:table-cell>
          <table:table-cell table:style-name="ce2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SAdvance </text:p>
          </table:table-cell>
          <table:table-cell table:style-name="ce2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zzyboy </text:p>
          </table:table-cell>
          <table:table-cell table:style-name="ce2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GB </text:p>
          </table:table-cell>
          <table:table-cell table:style-name="ce2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goshell </text:p>
          </table:table-cell>
          <table:table-cell table:style-name="ce2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##e## </text:p>
          </table:table-cell>
          <table:table-cell table:style-name="ce2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) </text:p>
          </table:table-cell>
          <table:table-cell table:style-name="ce2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2GBA) 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e </text:p>
          </table:table-cell>
          <table:table-cell table:style-name="ce2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+ ## NES </text:p>
          </table:table-cell>
          <table:table-cell table:style-name="ce2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DS </text:p>
          </table:table-cell>
          <table:table-cell table:style-name="ce2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dBook </text:p>
          </table:table-cell>
          <table:table-cell table:style-name="ce2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xtReader </text:p>
          </table:table-cell>
          <table:table-cell table:style-name="ce2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ictureBoy </text:p>
          </table:table-cell>
          <table:table-cell table:style-name="ce2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adBoy </text:p>
          </table:table-cell>
          <table:table-cell table:style-name="ce2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S] </text:p>
          </table:table-cell>
          <table:table-cell table:style-name="ce2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BF] 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(Bung) </text:p>
          </table:table-cell>
          <table:table-cell table:style-name="ce2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NES Conversion </text:p>
          </table:table-cell>
          <table:table-cell table:style-name="ce2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GBS Player </text:p>
          </table:table-cell>
          <table:table-cell table:style-name="ce2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1" table:number-columns-repeated="1020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1) </text:p>
          </table:table-cell>
          <table:table-cell table:style-name="ce2" office:value-type="string" calcext:value-type="string">
            <text:p>Japan &amp; Korea (GoodGen v0.999.7 only) </text:p>
          </table:table-cell>
          <table:table-cell table:style-name="ce2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4) </text:p>
          </table:table-cell>
          <table:table-cell table:style-name="ce2" office:value-type="string" calcext:value-type="string">
            <text:p>USA &amp; Brazil (GoodGen v0.999.7 only) </text:p>
          </table:table-cell>
          <table:table-cell table:style-name="ce2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5) </text:p>
          </table:table-cell>
          <table:table-cell table:style-name="ce2" office:value-type="string" calcext:value-type="string">
            <text:p>NTSC (GoodGen 0.999.7 only) </text:p>
          </table:table-cell>
          <table:table-cell table:style-name="ce2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8) </text:p>
          </table:table-cell>
          <table:table-cell table:style-name="ce2" office:value-type="string" calcext:value-type="string">
            <text:p>PAL (GoodGen 0.999.7 only) </text:p>
          </table:table-cell>
          <table:table-cell table:style-name="ce2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World (GoodGen v0.999.7 only) </text:p>
          </table:table-cell>
          <table:table-cell table:style-name="ce4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Non-USA (GoodGen v0.999.7 only) </text:p>
          </table:table-cell>
          <table:table-cell table:style-name="ce2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Known bad checksum but good dump </text:p>
          </table:table-cell>
          <table:table-cell table:style-name="ce2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x] </text:p>
          </table:table-cell>
          <table:table-cell table:style-name="ce2" office:value-type="string" calcext:value-type="string">
            <text:p>Thought to have a bad checksum </text:p>
          </table:table-cell>
          <table:table-cell table:style-name="ce12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J-Cart) 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4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SN) </text:p>
          </table:table-cell>
          <table:table-cell table:style-name="ce2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REVXB) </text:p>
          </table:table-cell>
          <table:table-cell table:style-name="ce2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REVSC02) </text:p>
          </table:table-cell>
          <table:table-cell table:style-name="ce2" office:value-type="string" calcext:value-type="string">
            <text:p>Sonic Compilation version of Sonic 2 </text:p>
          </table:table-cell>
          <table:table-cell table:style-name="ce2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MP) </text:p>
          </table:table-cell>
          <table:table-cell table:style-name="ce2" office:value-type="string" calcext:value-type="string">
            <text:p>MegaPlay version </text:p>
          </table:table-cell>
          <table:table-cell table:style-name="ce2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MD Bundle) 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lt Music) 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32X)</text:p>
          </table:table-cell>
          <table:table-cell/>
          <table:table-cell table:style-name="ce4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)</text:p>
          </table:table-cell>
          <table:table-cell/>
          <table:table-cell table:style-name="ce4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3"/>
        <table:table-column table:style-name="co29" table:default-cell-style-name="ce3"/>
        <table:table-column table:style-name="co30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C10) </text:p>
          </table:table-cell>
          <table:table-cell table:style-name="ce2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VS) </text:p>
          </table:table-cell>
          <table:table-cell table:style-name="ce2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FFE] </text:p>
          </table:table-cell>
          <table:table-cell table:style-name="ce2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Mxx] </text:p>
          </table:table-cell>
          <table:table-cell table:style-name="ce2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SMB# </text:p>
          </table:table-cell>
          <table:table-cell table:style-name="ce2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Aladdin) 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Sachen) </text:p>
          </table:table-cell>
          <table:table-cell table:style-name="ce2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KC) </text:p>
          </table:table-cell>
          <table:table-cell table:style-name="ce2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0) </text:p>
          </table:table-cell>
          <table:table-cell table:style-name="ce2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1) </text:p>
          </table:table-cell>
          <table:table-cell table:style-name="ce2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U] </text:p>
          </table:table-cell>
          <table:table-cell table:style-name="ce2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Mapper ##) </text:p>
          </table:table-cell>
          <table:table-cell table:style-name="ce2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FDS Hack) </text:p>
          </table:table-cell>
          <table:table-cell table:style-name="ce2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GBA E-reader) </text:p>
          </table:table-cell>
          <table:table-cell table:style-name="ce2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E-GC) </text:p>
          </table:table-cell>
          <table:table-cell table:style-name="ce2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J-GC) </text:p>
          </table:table-cell>
          <table:table-cell table:style-name="ce2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3"/>
        <table:table-column table:style-name="co31" table:default-cell-style-name="ce3"/>
        <table:table-column table:style-name="co32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BS) </text:p>
          </table:table-cell>
          <table:table-cell table:style-name="ce2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ST) </text:p>
          </table:table-cell>
          <table:table-cell table:style-name="ce2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P) </text:p>
          </table:table-cell>
          <table:table-cell table:style-name="ce2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SS) </text:p>
          </table:table-cell>
          <table:table-cell table:style-name="ce2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3"/>
        <table:table-column table:style-name="co24" table:default-cell-style-name="ce3"/>
        <table:table-column table:style-name="co33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Beta-WIP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Debug Version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GC) </text:p>
          </table:table-cell>
          <table:table-cell table:style-name="ce2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) </text:p>
          </table:table-cell>
          <table:table-cell table:style-name="ce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-PAL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Z64-Save) </text:p>
          </table:table-cell>
          <table:table-cell table:style-name="ce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2:01:46.726080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6T03:06:11.875063943</dc:date>
    <dc:creator>Raphael </dc:creator>
    <meta:editing-duration>PT3H26M48S</meta:editing-duration>
    <meta:editing-cycles>91</meta:editing-cycles>
    <meta:generator>LibreOffice/6.0.7.3$Linux_X86_64 LibreOffice_project/00m0$Build-3</meta:generator>
    <meta:document-statistic meta:table-count="13" meta:cell-count="1358" meta:object-count="0"/>
  </office:meta>
</office:document-meta>
</file>